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Default_5f_2">
      <style:graphic-properties svg:stroke-width="0.05cm" svg:stroke-color="#000000" draw:marker-start-width="0.355cm" draw:marker-end-width="0.355cm" draw:fill="gradient" draw:fill-color="#ffffff" draw:fill-gradient-name="Gradient_20_2" draw:gradient-step-count="12" draw:textarea-horizontal-align="left" draw:textarea-vertical-align="top" draw:auto-grow-height="false" fo:min-height="1.6cm" fo:min-width="3.6cm" fo:padding-top="0.2cm" fo:padding-bottom="0.2cm" fo:padding-left="0.2cm" fo:padding-right="0.2cm"/>
    </style:style>
    <style:style style:name="gr3" style:family="graphic" style:parent-style-name="Default_5f_2">
      <style:graphic-properties svg:stroke-width="0.05cm" svg:stroke-color="#000000" draw:marker-start-width="0.355cm" draw:marker-end-width="0.355cm" draw:fill="gradient" draw:fill-color="#ffffff" draw:fill-gradient-name="Gradient_20_3" draw:gradient-step-count="12" draw:textarea-horizontal-align="left" draw:textarea-vertical-align="top" draw:auto-grow-height="false" fo:min-height="1.6cm" fo:min-width="3.6cm" fo:padding-top="0.2cm" fo:padding-bottom="0.2cm" fo:padding-left="0.2cm" fo:padding-right="0.2cm"/>
    </style:style>
    <style:style style:name="gr4" style:family="graphic" style:parent-style-name="Default_5f_2">
      <style:graphic-properties svg:stroke-width="0.05cm" svg:stroke-color="#000000" draw:marker-start-width="0.355cm" draw:marker-end-width="0.355cm" draw:fill="gradient" draw:fill-color="#ffffff" draw:fill-gradient-name="Gradient_20_4" draw:gradient-step-count="12" draw:textarea-horizontal-align="left" draw:textarea-vertical-align="top" draw:auto-grow-height="false" fo:min-height="1.6cm" fo:min-width="3.6cm" fo:padding-top="0.2cm" fo:padding-bottom="0.2cm" fo:padding-left="0.2cm" fo:padding-right="0.2cm"/>
    </style:style>
    <style:style style:name="gr5" style:family="graphic" style:parent-style-name="Default_5f_2">
      <style:graphic-properties svg:stroke-width="0.05cm" svg:stroke-color="#000000" draw:marker-start-width="0.355cm" draw:marker-end-width="0.355cm" draw:fill="gradient" draw:fill-color="#ffffff" draw:fill-gradient-name="Gradient_20_5" draw:gradient-step-count="12" draw:textarea-horizontal-align="left" draw:textarea-vertical-align="top" draw:auto-grow-height="false" fo:min-height="1.6cm" fo:min-width="3.6cm" fo:padding-top="0.2cm" fo:padding-bottom="0.2cm" fo:padding-left="0.2cm" fo:padding-right="0.2cm"/>
    </style:style>
    <style:style style:name="gr6" style:family="graphic" style:parent-style-name="Default_5f_2">
      <style:graphic-properties svg:stroke-width="0.05cm" svg:stroke-color="#000000" draw:marker-start-width="0.355cm" draw:marker-end-width="0.355cm" draw:fill="gradient" draw:fill-color="#ffffff" draw:fill-gradient-name="Gradient_20_6" draw:gradient-step-count="12" draw:textarea-horizontal-align="left" draw:textarea-vertical-align="top" draw:auto-grow-height="false" fo:min-height="1.6cm" fo:min-width="3.6cm" fo:padding-top="0.2cm" fo:padding-bottom="0.2cm" fo:padding-left="0.2cm" fo:padding-right="0.2cm"/>
    </style:style>
    <style:style style:name="gr7" style:family="graphic" style:parent-style-name="Default_5f_2">
      <style:graphic-properties svg:stroke-width="0.05cm" svg:stroke-color="#000000" draw:marker-start-width="0.355cm" draw:marker-end-width="0.355cm" draw:fill="gradient" draw:fill-color="#ffffff" draw:fill-gradient-name="Gradient_20_7" draw:gradient-step-count="12" draw:textarea-horizontal-align="left" draw:textarea-vertical-align="top" draw:auto-grow-height="false" fo:min-height="1.6cm" fo:min-width="3.6cm" fo:padding-top="0.2cm" fo:padding-bottom="0.2cm" fo:padding-left="0.2cm" fo:padding-right="0.2cm"/>
    </style:style>
    <style:style style:name="gr8" style:family="graphic" style:parent-style-name="Default_5f_2">
      <style:graphic-properties svg:stroke-width="0.05cm" svg:stroke-color="#000000" draw:marker-start-width="0.355cm" draw:marker-end-width="0.355cm" draw:fill="gradient" draw:fill-color="#ffffff" draw:fill-gradient-name="Gradient_20_8" draw:gradient-step-count="12" draw:textarea-horizontal-align="left" draw:textarea-vertical-align="top" draw:auto-grow-height="false" fo:min-height="1.6cm" fo:min-width="3.6cm" fo:padding-top="0.2cm" fo:padding-bottom="0.2cm" fo:padding-left="0.2cm" fo:padding-right="0.2cm"/>
    </style:style>
    <style:style style:name="gr9" style:family="graphic" style:parent-style-name="Default_5f_2">
      <style:graphic-properties svg:stroke-width="0.05cm" svg:stroke-color="#000000" draw:marker-start-width="0.355cm" draw:marker-end-width="0.355cm" draw:fill="gradient" draw:fill-color="#ffffff" draw:fill-gradient-name="Gradient_20_9" draw:gradient-step-count="12" draw:textarea-horizontal-align="left" draw:textarea-vertical-align="top" draw:auto-grow-height="false" fo:min-height="1.6cm" fo:min-width="3.6cm" fo:padding-top="0.2cm" fo:padding-bottom="0.2cm" fo:padding-left="0.2cm" fo:padding-right="0.2cm"/>
    </style:style>
    <style:style style:name="gr10" style:family="graphic" style:parent-style-name="Default_5f_2">
      <style:graphic-properties svg:stroke-width="0.05cm" svg:stroke-color="#000000" draw:marker-start-width="0.355cm" draw:marker-end-width="0.355cm" draw:fill="gradient" draw:fill-color="#ffffff" draw:fill-gradient-name="Gradient_20_10" draw:gradient-step-count="12" draw:textarea-horizontal-align="left" draw:textarea-vertical-align="top" draw:auto-grow-height="false" fo:min-height="1.6cm" fo:min-width="3.6cm" fo:padding-top="0.2cm" fo:padding-bottom="0.2cm" fo:padding-left="0.2cm" fo:padding-right="0.2cm"/>
    </style:style>
    <style:style style:name="gr11" style:family="graphic" style:parent-style-name="Default_5f_2">
      <style:graphic-properties svg:stroke-width="0.05cm" svg:stroke-color="#000000" draw:marker-start-width="0.355cm" draw:marker-end-width="0.355cm" draw:fill="gradient" draw:fill-color="#ffffff" draw:fill-gradient-name="Gradient_20_11" draw:gradient-step-count="12" draw:textarea-horizontal-align="left" draw:textarea-vertical-align="top" draw:auto-grow-height="false" fo:min-height="1.6cm" fo:min-width="3.6cm" fo:padding-top="0.2cm" fo:padding-bottom="0.2cm" fo:padding-left="0.2cm" fo:padding-right="0.2cm"/>
    </style:style>
    <style:style style:name="gr12" style:family="graphic" style:parent-style-name="Default_5f_2">
      <style:graphic-properties svg:stroke-width="0.05cm" svg:stroke-color="#000000" draw:marker-start-width="0.355cm" draw:marker-end-width="0.355cm" draw:fill="solid" draw:fill-color="#eeeeee" draw:textarea-horizontal-align="left" draw:textarea-vertical-align="top" draw:auto-grow-height="false" fo:min-height="3.6cm" fo:min-width="3.6cm" fo:padding-top="0.2cm" fo:padding-bottom="0.2cm" fo:padding-left="0.2cm" fo:padding-right="0.2cm"/>
    </style:style>
    <style:style style:name="gr13" style:family="graphic" style:parent-style-name="Default_5f_1_5f_1">
      <style:graphic-properties svg:stroke-width="0.05cm" svg:stroke-color="#000000" draw:marker-start-width="0.355cm" draw:marker-end-width="0.355cm" draw:fill="solid" draw:fill-color="#eeeeee" draw:textarea-horizontal-align="left" draw:textarea-vertical-align="top" draw:auto-grow-height="false" fo:min-height="14.6cm" fo:min-width="3.6cm" fo:padding-top="0.2cm" fo:padding-bottom="0.2cm" fo:padding-left="0.2cm" fo:padding-right="0.2cm"/>
    </style:style>
    <style:style style:name="gr14" style:family="graphic" style:parent-style-name="Default_5f_2_5f_1">
      <style:graphic-properties svg:stroke-width="0.05cm" svg:stroke-color="#000000" draw:marker-start-width="0.355cm" draw:marker-end-width="0.355cm" draw:fill="solid" draw:fill-color="#eeeeee" draw:textarea-horizontal-align="left" draw:textarea-vertical-align="top" draw:auto-grow-height="false" fo:min-height="3.6cm" fo:min-width="3.6cm" fo:padding-top="0.2cm" fo:padding-bottom="0.2cm" fo:padding-left="0.2cm" fo:padding-right="0.2cm"/>
    </style:style>
    <style:style style:name="gr15" style:family="graphic" style:parent-style-name="Default_5f_2">
      <style:graphic-properties svg:stroke-width="0.05cm" svg:stroke-color="#000000" draw:marker-start-width="0.355cm" draw:marker-end-width="0.355cm" draw:fill="gradient" draw:fill-color="#ffffff" draw:fill-gradient-name="Gradient_20_3" draw:gradient-step-count="12" draw:textarea-horizontal-align="left" draw:textarea-vertical-align="top" draw:auto-grow-height="false" fo:min-height="0.6cm" fo:min-width="3.6cm" fo:padding-top="0.2cm" fo:padding-bottom="0.2cm" fo:padding-left="0.2cm" fo:padding-right="0.2cm"/>
    </style:style>
    <style:style style:name="gr16" style:family="graphic" style:parent-style-name="Default_5f_2">
      <style:graphic-properties svg:stroke-width="0.05cm" svg:stroke-color="#000000" draw:marker-start-width="0.355cm" draw:marker-end-width="0.355cm" draw:fill="gradient" draw:fill-color="#ffffff" draw:fill-gradient-name="Gradient_20_3" draw:gradient-step-count="12" draw:textarea-horizontal-align="left" draw:textarea-vertical-align="top" draw:auto-grow-height="false" fo:min-height="2.6cm" fo:min-width="3.6cm" fo:padding-top="0.2cm" fo:padding-bottom="0.2cm" fo:padding-left="0.2cm" fo:padding-right="0.2cm"/>
    </style:style>
    <style:style style:name="gr17" style:family="graphic" style:parent-style-name="Default_5f_1">
      <style:graphic-properties svg:stroke-width="0.1cm" svg:stroke-color="#000000" draw:marker-start-width="0.515cm" draw:marker-end-width="0.515cm" draw:fill="solid" draw:fill-color="#e0efd4" draw:textarea-horizontal-align="justify" draw:textarea-vertical-align="middle" draw:auto-grow-height="false" fo:min-height="1.246cm" fo:min-width="2.413cm" fo:padding-top="0.175cm" fo:padding-bottom="0.175cm" fo:padding-left="0.3cm" fo:padding-right="0.3cm"/>
    </style:style>
    <style:style style:name="gr18" style:family="graphic" style:parent-style-name="Default_5f_1">
      <style:graphic-properties svg:stroke-width="0.05cm" svg:stroke-color="#000000" draw:marker-start-width="0.355cm" draw:marker-end-width="0.355cm" draw:fill="solid" draw:fill-color="#adc5e7" draw:textarea-horizontal-align="justify" draw:textarea-vertical-align="middle" draw:auto-grow-height="false" fo:min-height="1.296cm" fo:min-width="2.462cm" fo:padding-top="0.15cm" fo:padding-bottom="0.15cm" fo:padding-left="0.275cm" fo:padding-right="0.275cm"/>
    </style:style>
    <style:style style:name="gr19" style:family="graphic" style:parent-style-name="Default_5f_1">
      <style:graphic-properties svg:stroke-width="0.05cm" svg:stroke-color="#000000" draw:marker-start-width="0.355cm" draw:marker-end-width="0.355cm" draw:fill="solid" draw:fill-color="#fcd4d1" draw:textarea-horizontal-align="justify" draw:textarea-vertical-align="middle" draw:auto-grow-height="false" fo:min-height="1.296cm" fo:min-width="2.462cm" fo:padding-top="0.15cm" fo:padding-bottom="0.15cm" fo:padding-left="0.275cm" fo:padding-right="0.275cm"/>
    </style:style>
    <style:style style:name="gr20" style:family="graphic" style:parent-style-name="Default_5f_1">
      <style:graphic-properties svg:stroke-width="0.05cm" svg:stroke-color="#000000" draw:marker-start-width="0.355cm" draw:marker-end-width="0.355cm" draw:fill="solid" draw:fill-color="#dfcce4" draw:textarea-horizontal-align="justify" draw:textarea-vertical-align="middle" draw:auto-grow-height="false" fo:min-height="1.296cm" fo:min-width="2.451cm" fo:padding-top="0.15cm" fo:padding-bottom="0.15cm" fo:padding-left="0.275cm" fo:padding-right="0.275cm"/>
    </style:style>
    <style:style style:name="gr21" style:family="graphic" style:parent-style-name="Object_20_without_20_fill_5f_1">
      <style:graphic-properties draw:marker-end="Arrow" draw:marker-end-width="0.3cm" draw:fill="none" draw:textarea-vertical-align="middle"/>
    </style:style>
    <style:style style:name="gr22" style:family="graphic" style:parent-style-name="Default_5f_1">
      <style:graphic-properties draw:stroke="none" svg:stroke-color="#000000" draw:fill="none" draw:fill-color="#ffffff" fo:min-height="0.712cm"/>
    </style:style>
    <style:style style:name="gr23" style:family="graphic" style:parent-style-name="Default_5f_1">
      <style:graphic-properties svg:stroke-width="0.05cm" svg:stroke-color="#000000" draw:marker-start-width="0.355cm" draw:marker-end-width="0.355cm" draw:fill="solid" draw:fill-color="#bce4e5" draw:textarea-horizontal-align="left" draw:textarea-vertical-align="top" draw:auto-grow-height="false" fo:min-height="4.6cm" fo:min-width="2.6cm" fo:padding-top="0.2cm" fo:padding-bottom="0.2cm" fo:padding-left="0.2cm" fo:padding-right="0.2cm"/>
    </style:style>
    <style:style style:name="gr24" style:family="graphic" style:parent-style-name="Default_5f_1">
      <style:graphic-properties svg:stroke-width="0.05cm" svg:stroke-color="#000000" draw:marker-start-width="0.355cm" draw:marker-end-width="0.355cm" draw:fill="solid" draw:fill-color="#dfcce4" draw:textarea-horizontal-align="left" draw:textarea-vertical-align="top" draw:auto-grow-height="false" fo:min-height="6.6cm" fo:min-width="4.6cm" fo:padding-top="0.2cm" fo:padding-bottom="0.2cm" fo:padding-left="0.2cm" fo:padding-right="0.2cm"/>
    </style:style>
    <style:style style:name="gr25" style:family="graphic" style:parent-style-name="Default_5f_1">
      <style:graphic-properties svg:stroke-width="0.05cm" svg:stroke-color="#000000" draw:marker-start-width="0.355cm" draw:marker-end-width="0.355cm" draw:fill="solid" draw:fill-color="#fcd4d1" draw:textarea-horizontal-align="left" draw:textarea-vertical-align="top" draw:auto-grow-height="false" fo:min-height="3.6cm" fo:min-width="2.6cm" fo:padding-top="0.2cm" fo:padding-bottom="0.2cm" fo:padding-left="0.2cm" fo:padding-right="0.2cm"/>
    </style:style>
    <style:style style:name="gr26" style:family="graphic" style:parent-style-name="Default_5f_1">
      <style:graphic-properties svg:stroke-width="0.05cm" svg:stroke-color="#000000" draw:marker-start-width="0.355cm" draw:marker-end-width="0.355cm" draw:fill="solid" draw:fill-color="#fcd4d1" draw:textarea-horizontal-align="left" draw:textarea-vertical-align="top" draw:auto-grow-height="false" fo:min-height="4.6cm" fo:min-width="2.6cm" fo:padding-top="0.2cm" fo:padding-bottom="0.2cm" fo:padding-left="0.2cm" fo:padding-right="0.2cm"/>
    </style:style>
    <style:style style:name="gr27" style:family="graphic" style:parent-style-name="Default_5f_1">
      <style:graphic-properties svg:stroke-width="0.05cm" svg:stroke-color="#000000" draw:marker-start-width="0.355cm" draw:marker-end-width="0.355cm" draw:fill="solid" draw:fill-color="#dfcce4" draw:textarea-horizontal-align="left" draw:textarea-vertical-align="top" draw:auto-grow-height="false" fo:min-height="4.6cm" fo:min-width="2.6cm" fo:padding-top="0.2cm" fo:padding-bottom="0.2cm" fo:padding-left="0.2cm" fo:padding-right="0.2cm"/>
    </style:style>
    <style:style style:name="gr28" style:family="graphic" style:parent-style-name="Default_5f_1">
      <style:graphic-properties svg:stroke-width="0.05cm" svg:stroke-color="#000000" draw:marker-start-width="0.355cm" draw:marker-end-width="0.355cm" draw:fill="solid" draw:fill-color="#dfcce4" draw:textarea-horizontal-align="left" draw:textarea-vertical-align="top" draw:auto-grow-height="false" fo:min-height="2.6cm" fo:min-width="2.6cm" fo:padding-top="0.2cm" fo:padding-bottom="0.2cm" fo:padding-left="0.2cm" fo:padding-right="0.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loext:graphic-properties draw:fill="gradient" draw:fill-color="#ffffff" draw:fill-gradient-name="Gradient_20_2" draw:gradient-step-count="12"/>
      <style:paragraph-properties fo:text-align="start">
        <style:tab-stops/>
      </style:paragraph-properties>
      <style:text-properties fo:font-size="9pt" style:font-size-asian="9pt" style:font-size-complex="9pt"/>
    </style:style>
    <style:style style:name="P5" style:family="paragraph">
      <loext:graphic-properties draw:fill="gradient" draw:fill-color="#ffffff" draw:fill-gradient-name="Gradient_20_3" draw:gradient-step-count="12"/>
      <style:paragraph-properties fo:text-align="start">
        <style:tab-stops/>
      </style:paragraph-properties>
      <style:text-properties fo:font-size="9pt" style:font-size-asian="9pt" style:font-size-complex="9pt"/>
    </style:style>
    <style:style style:name="P6" style:family="paragraph">
      <loext:graphic-properties draw:fill="gradient" draw:fill-color="#ffffff" draw:fill-gradient-name="Gradient_20_4" draw:gradient-step-count="12"/>
      <style:paragraph-properties fo:text-align="start">
        <style:tab-stops/>
      </style:paragraph-properties>
      <style:text-properties fo:font-size="9pt" style:font-size-asian="9pt" style:font-size-complex="9pt"/>
    </style:style>
    <style:style style:name="P7" style:family="paragraph">
      <loext:graphic-properties draw:fill="gradient" draw:fill-color="#ffffff" draw:fill-gradient-name="Gradient_20_5" draw:gradient-step-count="12"/>
      <style:paragraph-properties fo:text-align="start">
        <style:tab-stops/>
      </style:paragraph-properties>
      <style:text-properties fo:font-size="9pt" style:font-size-asian="9pt" style:font-size-complex="9pt"/>
    </style:style>
    <style:style style:name="P8" style:family="paragraph">
      <loext:graphic-properties draw:fill="gradient" draw:fill-color="#ffffff" draw:fill-gradient-name="Gradient_20_6" draw:gradient-step-count="12"/>
      <style:paragraph-properties fo:text-align="start">
        <style:tab-stops/>
      </style:paragraph-properties>
      <style:text-properties fo:font-size="9pt" style:font-size-asian="9pt" style:font-size-complex="9pt"/>
    </style:style>
    <style:style style:name="P9" style:family="paragraph">
      <loext:graphic-properties draw:fill="gradient" draw:fill-color="#ffffff" draw:fill-gradient-name="Gradient_20_7" draw:gradient-step-count="12"/>
      <style:paragraph-properties fo:text-align="start">
        <style:tab-stops/>
      </style:paragraph-properties>
      <style:text-properties fo:font-size="9pt" style:font-size-asian="9pt" style:font-size-complex="9pt"/>
    </style:style>
    <style:style style:name="P10" style:family="paragraph">
      <loext:graphic-properties draw:fill="gradient" draw:fill-color="#ffffff" draw:fill-gradient-name="Gradient_20_8" draw:gradient-step-count="12"/>
      <style:paragraph-properties fo:text-align="start">
        <style:tab-stops/>
      </style:paragraph-properties>
      <style:text-properties fo:font-size="9pt" style:font-size-asian="9pt" style:font-size-complex="9pt"/>
    </style:style>
    <style:style style:name="P11" style:family="paragraph">
      <loext:graphic-properties draw:fill="gradient" draw:fill-color="#ffffff" draw:fill-gradient-name="Gradient_20_9" draw:gradient-step-count="12"/>
      <style:paragraph-properties fo:text-align="start">
        <style:tab-stops/>
      </style:paragraph-properties>
      <style:text-properties fo:font-size="9pt" style:font-size-asian="9pt" style:font-size-complex="9pt"/>
    </style:style>
    <style:style style:name="P12" style:family="paragraph">
      <loext:graphic-properties draw:fill="gradient" draw:fill-color="#ffffff" draw:fill-gradient-name="Gradient_20_10" draw:gradient-step-count="12"/>
      <style:paragraph-properties fo:text-align="start">
        <style:tab-stops/>
      </style:paragraph-properties>
      <style:text-properties fo:font-size="9pt" style:font-size-asian="9pt" style:font-size-complex="9pt"/>
    </style:style>
    <style:style style:name="P13" style:family="paragraph">
      <loext:graphic-properties draw:fill="gradient" draw:fill-color="#ffffff" draw:fill-gradient-name="Gradient_20_11" draw:gradient-step-count="12"/>
      <style:paragraph-properties fo:text-align="start">
        <style:tab-stops/>
      </style:paragraph-properties>
      <style:text-properties fo:font-size="9pt" style:font-size-asian="9pt" style:font-size-complex="9pt"/>
    </style:style>
    <style:style style:name="P14" style:family="paragraph">
      <loext:graphic-properties draw:fill="solid" draw:fill-color="#eeeeee"/>
      <style:paragraph-properties fo:text-align="start">
        <style:tab-stops/>
      </style:paragraph-properties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6" style:family="paragraph">
      <loext:graphic-properties draw:fill="solid" draw:fill-color="#eeeeee"/>
      <style:paragraph-properties fo:text-align="start">
        <style:tab-stops/>
      </style:paragraph-properties>
      <style:text-properties fo:font-size="9pt" style:font-size-asian="9pt" style:font-size-complex="9pt"/>
    </style:style>
    <style:style style:name="P17" style:family="paragraph">
      <loext:graphic-properties draw:fill="solid" draw:fill-color="#e0efd4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solid" draw:fill-color="#adc5e7"/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solid" draw:fill-color="#fcd4d1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solid" draw:fill-color="#dfcce4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solid" draw:fill-color="#bce4e5"/>
      <style:paragraph-properties fo:text-align="start">
        <style:tab-stops/>
      </style:paragraph-properties>
      <style:text-properties fo:font-size="10pt" style:font-size-asian="10pt" style:font-size-complex="10pt"/>
    </style:style>
    <style:style style:name="P23" style:family="paragraph">
      <loext:graphic-properties draw:fill="solid" draw:fill-color="#dfcce4"/>
      <style:paragraph-properties fo:text-align="start">
        <style:tab-stops/>
      </style:paragraph-properties>
      <style:text-properties fo:font-size="10pt" style:font-size-asian="10pt" style:font-size-complex="10pt"/>
    </style:style>
    <style:style style:name="P24" style:family="paragraph">
      <loext:graphic-properties draw:fill="solid" draw:fill-color="#fcd4d1"/>
      <style:paragraph-properties fo:text-align="start">
        <style:tab-stops/>
      </style:paragraph-properties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0" style:family="text">
      <style:text-properties fo:font-size="9pt" fo:font-weight="bold" style:font-size-asian="9pt" style:font-weight-asian="bold" style:font-size-complex="9pt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15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cm" svg:height="0.962cm" svg:x="12.85cm" svg:y="0.038cm">
          <draw:text-box>
            <text:p text:style-name="P1">SCHEMA</text:p>
          </draw:text-box>
        </draw:frame>
        <draw:custom-shape draw:style-name="gr2" draw:text-style-name="P4" draw:layer="layout" svg:width="4cm" svg:height="2cm" svg:x="6cm" svg:y="2cm">
          <text:p text:style-name="P3"><text:span text:style-name="T1">Set ctx menu: </text:span></text:p>
          <text:p text:style-name="P3"><text:span text:style-name="T2"><text:s text:c="2"/></text:span><text:span text:style-name="T2">- Update Set</text:span></text:p>
          <text:p text:style-name="P3"><text:span text:style-name="T2"><text:s text:c="2"/></text:span><text:span text:style-name="T1">- Delete Set</text:span></text:p>
          <text:p text:style-name="P3"><text:span text:style-name="T1"><text:s text:c="2"/></text:span><text:span text:style-name="T1">------------------</text:span></text:p>
          <text:p text:style-name="P3"><text:span text:style-name="T1"><text:s text:c="2"/></text:span><text:span text:style-name="T1">- Add version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cm" svg:height="2cm" svg:x="6cm" svg:y="4cm">
          <text:p text:style-name="P3"><text:span text:style-name="T1">SetVers ctx menu: </text:span></text:p>
          <text:p text:style-name="P3"><text:span text:style-name="T2"><text:s text:c="2"/></text:span><text:span text:style-name="T2">- Update Version</text:span></text:p>
          <text:p text:style-name="P3"><text:span text:style-name="T2"><text:s text:c="2"/></text:span><text:span text:style-name="T1">- Delete Version</text:span></text:p>
          <text:p text:style-name="P3"><text:span text:style-name="T1"><text:s text:c="2"/></text:span><text:span text:style-name="T1">- Upgrade Version</text:span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4cm" svg:height="2cm" svg:x="6cm" svg:y="14cm">
          <text:p text:style-name="P3"><text:span text:style-name="T1">Auth ctx menu: </text:span></text:p>
          <text:p text:style-name="P3"><text:span text:style-name="T2"><text:s text:c="2"/></text:span><text:span text:style-name="T2">- Update Auth</text:span></text:p>
          <text:p text:style-name="P3"><text:span text:style-name="T2"><text:s text:c="2"/></text:span><text:span text:style-name="T1">- Delete Auth</text:span></text:p>
          <text:p text:style-name="P3"><text:span text:style-name="T1"><text:s text:c="2"/></text:span><text:span text:style-name="T1">------------------</text:span></text:p>
          <text:p text:style-name="P3"><text:span text:style-name="T1"><text:s text:c="2"/></text:span><text:span text:style-name="T1">- Add version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cm" svg:height="2cm" svg:x="6cm" svg:y="16cm">
          <text:p text:style-name="P3"><text:span text:style-name="T1">AuthVers ctx menu: </text:span></text:p>
          <text:p text:style-name="P3"><text:span text:style-name="T2"><text:s text:c="2"/></text:span><text:span text:style-name="T2">- Update Version</text:span></text:p>
          <text:p text:style-name="P3"><text:span text:style-name="T2"><text:s text:c="2"/></text:span><text:span text:style-name="T1">- Delete Version</text:span></text:p>
          <text:p text:style-name="P3"><text:span text:style-name="T1"><text:s text:c="2"/></text:span><text:span text:style-name="T1">- Upgrade Version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cm" svg:height="2cm" svg:x="11cm" svg:y="2cm">
          <text:p text:style-name="P3"><text:span text:style-name="T1">Valid ctx menu: </text:span></text:p>
          <text:p text:style-name="P3"><text:span text:style-name="T2"><text:s text:c="2"/></text:span><text:span text:style-name="T2">- Update Valid</text:span></text:p>
          <text:p text:style-name="P3"><text:span text:style-name="T2"><text:s text:c="2"/></text:span><text:span text:style-name="T1">- Delete Valid</text:span></text:p>
          <text:p text:style-name="P3"><text:span text:style-name="T1"><text:s text:c="2"/></text:span><text:span text:style-name="T1">------------------</text:span></text:p>
          <text:p text:style-name="P3"><text:span text:style-name="T1"><text:s text:c="2"/></text:span><text:span text:style-name="T1">- Add version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cm" svg:height="2cm" svg:x="11cm" svg:y="4cm">
          <text:p text:style-name="P3"><text:span text:style-name="T1">ValidVers ctx menu: </text:span></text:p>
          <text:p text:style-name="P3"><text:span text:style-name="T2"><text:s text:c="2"/></text:span><text:span text:style-name="T2">- Update Version</text:span></text:p>
          <text:p text:style-name="P3"><text:span text:style-name="T2"><text:s text:c="2"/></text:span><text:span text:style-name="T1">- Delete Version</text:span></text:p>
          <text:p text:style-name="P3"><text:span text:style-name="T1"><text:s text:c="2"/></text:span><text:span text:style-name="T1">- Upgrade Version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4cm" svg:height="2cm" svg:x="11cm" svg:y="8cm">
          <text:p text:style-name="P3"><text:span text:style-name="T1">Units ctx menu: </text:span></text:p>
          <text:p text:style-name="P3"><text:span text:style-name="T2"><text:s text:c="2"/></text:span><text:span text:style-name="T2">- Update Units</text:span></text:p>
          <text:p text:style-name="P3"><text:span text:style-name="T2"><text:s text:c="2"/></text:span><text:span text:style-name="T1">- Delete Units</text:span></text:p>
          <text:p text:style-name="P3"><text:span text:style-name="T1"><text:s text:c="2"/></text:span><text:span text:style-name="T1">------------------</text:span></text:p>
          <text:p text:style-name="P3"><text:span text:style-name="T1"><text:s text:c="2"/></text:span><text:span text:style-name="T1">- Add version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2cm" svg:x="11cm" svg:y="10cm">
          <text:p text:style-name="P3"><text:span text:style-name="T1">UnitsVers ctx menu: </text:span></text:p>
          <text:p text:style-name="P3"><text:span text:style-name="T2"><text:s text:c="2"/></text:span><text:span text:style-name="T2">- Update Version</text:span></text:p>
          <text:p text:style-name="P3"><text:span text:style-name="T2"><text:s text:c="2"/></text:span><text:span text:style-name="T1">- Delete Version</text:span></text:p>
          <text:p text:style-name="P3"><text:span text:style-name="T1"><text:s text:c="2"/></text:span><text:span text:style-name="T1">- Upgrade Version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cm" svg:height="2cm" svg:x="11cm" svg:y="14cm">
          <text:p text:style-name="P3"><text:span text:style-name="T1">Enum ctx menu: </text:span></text:p>
          <text:p text:style-name="P3"><text:span text:style-name="T2"><text:s text:c="2"/></text:span><text:span text:style-name="T2">- Update Enum</text:span></text:p>
          <text:p text:style-name="P3"><text:span text:style-name="T2"><text:s text:c="2"/></text:span><text:span text:style-name="T1">- Delete Enum</text:span></text:p>
          <text:p text:style-name="P3"><text:span text:style-name="T1"><text:s text:c="2"/></text:span><text:span text:style-name="T1">------------------</text:span></text:p>
          <text:p text:style-name="P3"><text:span text:style-name="T1"><text:s text:c="2"/></text:span><text:span text:style-name="T1">- Add version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4cm" svg:height="2cm" svg:x="11cm" svg:y="16cm">
          <text:p text:style-name="P3"><text:span text:style-name="T1">EnumVers ctx menu: </text:span></text:p>
          <text:p text:style-name="P3"><text:span text:style-name="T2"><text:s text:c="2"/></text:span><text:span text:style-name="T2">- Update Version</text:span></text:p>
          <text:p text:style-name="P3"><text:span text:style-name="T2"><text:s text:c="2"/></text:span><text:span text:style-name="T1">- Delete Version</text:span></text:p>
          <text:p text:style-name="P3"><text:span text:style-name="T1"><text:s text:c="2"/></text:span><text:span text:style-name="T1">- Upgrade Version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2cm" svg:x="6cm" svg:y="8cm">
          <text:p text:style-name="P3"><text:span text:style-name="T1">Sch ctx menu: </text:span></text:p>
          <text:p text:style-name="P3"><text:span text:style-name="T2"><text:s text:c="2"/></text:span><text:span text:style-name="T2">- Update Sch</text:span></text:p>
          <text:p text:style-name="P3"><text:span text:style-name="T2"><text:s text:c="2"/></text:span><text:span text:style-name="T1">- Delete Sch</text:span></text:p>
          <text:p text:style-name="P3"><text:span text:style-name="T1"><text:s text:c="2"/></text:span><text:span text:style-name="T1">------------------</text:span></text:p>
          <text:p text:style-name="P3"><text:span text:style-name="T1"><text:s text:c="2"/></text:span><text:span text:style-name="T1">- Add version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cm" svg:height="2cm" svg:x="6cm" svg:y="10cm">
          <text:p text:style-name="P3"><text:span text:style-name="T1">SchVers ctx menu: </text:span></text:p>
          <text:p text:style-name="P3"><text:span text:style-name="T2"><text:s text:c="2"/></text:span><text:span text:style-name="T2">- Update Version</text:span></text:p>
          <text:p text:style-name="P3"><text:span text:style-name="T2"><text:s text:c="2"/></text:span><text:span text:style-name="T1">- Delete Version</text:span></text:p>
          <text:p text:style-name="P3"><text:span text:style-name="T1"><text:s text:c="2"/></text:span><text:span text:style-name="T1">- Upgrade Vers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cm" svg:height="4cm" svg:x="1cm" svg:y="1cm">
          <text:p text:style-name="P3"><text:span text:style-name="T3">Sets</text:span></text:p>
          <text:p text:style-name="P3"><text:span text:style-name="T4">- </text:span><text:span text:style-name="T5">Gighub</text:span></text:p>
          <text:p text:style-name="P3"><text:span text:style-name="T4"><text:s text:c="2"/></text:span><text:span text:style-name="T4">- </text:span><text:span text:style-name="T5">Argon</text:span></text:p>
          <text:p text:style-name="P3"><text:span text:style-name="T4"><text:s text:c="2"/></text:span><text:span text:style-name="T4">- Berilium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cm" svg:height="15cm" svg:x="1cm" svg:y="5cm">
          <text:p text:style-name="P3"><text:span text:style-name="T6">Schemas</text:span></text:p>
          <text:p text:style-name="P3"><text:span text:style-name="T4">- </text:span><text:span text:style-name="T7">Event</text:span></text:p>
          <text:p text:style-name="P3"><text:span text:style-name="T4"><text:s text:c="2"/></text:span><text:span text:style-name="T4">- </text:span><text:span text:style-name="T7">Aruba</text:span></text:p>
          <text:p text:style-name="P3"><text:span text:style-name="T4">- Agreement</text:span></text:p>
          <text:p text:style-name="P3"><text:span text:style-name="T4"><text:s text:c="2"/></text:span><text:span text:style-name="T4">- Barcelona</text:span></text:p>
          <text:p text:style-name="P3"><text:span text:style-name="T4">- Group</text:span></text:p>
          <text:p text:style-name="P3"><text:span text:style-name="T4"><text:s text:c="2"/></text:span><text:span text:style-name="T4">- Callaway</text:span></text:p>
          <text:p text:style-name="P3"><text:span text:style-name="T4">- Author</text:span></text:p>
          <text:p text:style-name="P3"><text:span text:style-name="T4"><text:s text:c="2"/></text:span><text:span text:style-name="T4">- Badwater</text:span></text:p>
          <text:p text:style-name="P15"><text:span text:style-name="T5">Authorizations</text:span></text:p>
          <text:p text:style-name="P15"><text:span text:style-name="T4">- Authorization 1</text:span></text:p>
          <text:p text:style-name="P15"><text:span text:style-name="T4"><text:s text:c="2"/></text:span><text:span text:style-name="T4">- Alicante</text:span></text:p>
          <text:p text:style-name="P15"><text:span text:style-name="T8">- </text:span><text:span text:style-name="T4">Authorization 2</text:span></text:p>
          <text:p text:style-name="P15"><text:span text:style-name="T4"><text:s text:c="2"/></text:span><text:span text:style-name="T4">- Adidas</text:span></text:p>
          <text:p text:style-name="P15"><text:span text:style-name="T8">- </text:span><text:span text:style-name="T4">Authorization 3</text:span></text:p>
          <text:p text:style-name="P3"><text:span text:style-name="T4"><text:s text:c="2"/></text:span><text:span text:style-name="T4">- Alcazar</text:span></text:p>
          <text:p text:style-name="P15"><text:span text:style-name="T5">Validations</text:span></text:p>
          <text:p text:style-name="P15"><text:span text:style-name="T4">- Validation 1</text:span></text:p>
          <text:p text:style-name="P15"><text:span text:style-name="T4"><text:s text:c="2"/></text:span><text:span text:style-name="T4">- Arabia</text:span></text:p>
          <text:p text:style-name="P15"><text:span text:style-name="T8">- </text:span><text:span text:style-name="T4">Validation 2</text:span></text:p>
          <text:p text:style-name="P15"><text:span text:style-name="T4"><text:s text:c="2"/></text:span><text:span text:style-name="T4">- California</text:span></text:p>
          <text:p text:style-name="P15"><text:span text:style-name="T8">- </text:span><text:span text:style-name="T4">Validation 3</text:span></text:p>
          <text:p text:style-name="P3"><text:span text:style-name="T4"><text:s text:c="2"/></text:span><text:span text:style-name="T4">- Dubai</text:span></text:p>
          <text:p text:style-name="P15"><text:span text:style-name="T5">Units</text:span></text:p>
          <text:p text:style-name="P15"><text:span text:style-name="T4">- Units 1</text:span></text:p>
          <text:p text:style-name="P15"><text:span text:style-name="T4"><text:s text:c="2"/></text:span><text:span text:style-name="T4">- Antartic</text:span></text:p>
          <text:p text:style-name="P15"><text:span text:style-name="T8">- </text:span><text:span text:style-name="T4">Units 2</text:span></text:p>
          <text:p text:style-name="P15"><text:span text:style-name="T4"><text:s text:c="2"/></text:span><text:span text:style-name="T4">- Belgium</text:span></text:p>
          <text:p text:style-name="P15"><text:span text:style-name="T8">- </text:span><text:span text:style-name="T4">Units 3</text:span></text:p>
          <text:p text:style-name="P3"><text:span text:style-name="T4"><text:s text:c="2"/></text:span><text:span text:style-name="T4">- Victor</text:span></text:p>
          <text:p text:style-name="P15"><text:span text:style-name="T5">Enumerations</text:span></text:p>
          <text:p text:style-name="P15"><text:span text:style-name="T4">- Enumeration 1</text:span></text:p>
          <text:p text:style-name="P15"><text:span text:style-name="T4"><text:s text:c="2"/></text:span><text:span text:style-name="T4">- Spain</text:span></text:p>
          <text:p text:style-name="P15"><text:span text:style-name="T8">- Enumeration</text:span><text:span text:style-name="T4"> 2</text:span></text:p>
          <text:p text:style-name="P15"><text:span text:style-name="T4"><text:s text:c="2"/></text:span><text:span text:style-name="T4">- Grapefruit</text:span></text:p>
          <text:p text:style-name="P15"><text:span text:style-name="T8">- Enumeration</text:span><text:span text:style-name="T4"> 3</text:span></text:p>
          <text:p text:style-name="P3"><text:span text:style-name="T4"><text:s text:c="2"/></text:span><text:span text:style-name="T4">- Orange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cm" svg:height="15cm" svg:x="25cm" svg:y="1cm">
          <text:p text:style-name="P3"><text:span text:style-name="T3">Schema tree</text:span></text:p>
          <text:p text:style-name="P15"><text:span text:style-name="T4">Schema Refs</text:span></text:p>
          <text:p text:style-name="P15"><text:span text:style-name="T4"><text:s text:c="2"/></text:span><text:span text:style-name="T4">- Group / Atom</text:span></text:p>
          <text:p text:style-name="P15"><text:span text:style-name="T4"><text:s text:c="2"/></text:span><text:span text:style-name="T4">- Agreement / Allen</text:span></text:p>
          <text:p text:style-name="P3"><text:span text:style-name="T4"><text:s text:c="2"/></text:span><text:span text:style-name="T4">- Author / Avaya</text:span></text:p>
          <text:p text:style-name="P3"><text:span text:style-name="T4">Authorizations</text:span></text:p>
          <text:p text:style-name="P3"><text:span text:style-name="T4"><text:s text:c="2"/></text:span><text:span text:style-name="T4">-</text:span><text:span text:style-name="T5"> </text:span><text:span text:style-name="T7">Auth1 / V1</text:span></text:p>
          <text:p text:style-name="P3"><text:span text:style-name="T4"><text:s text:c="2"/></text:span><text:span text:style-name="T4">- Auth2 / V3</text:span></text:p>
          <text:p text:style-name="P3"><text:span text:style-name="T4">Validations</text:span></text:p>
          <text:p text:style-name="P3"><text:span text:style-name="T4"><text:s text:c="2"/></text:span><text:span text:style-name="T4">- Valid1 / V4</text:span></text:p>
          <text:p text:style-name="P3"><text:span text:style-name="T4"><text:s text:c="2"/></text:span><text:span text:style-name="T4">- Valid2 / V3</text:span></text:p>
          <text:p text:style-name="P3"><text:span text:style-name="T4">Units</text:span></text:p>
          <text:p text:style-name="P3"><text:span text:style-name="T4"><text:s text:c="2"/></text:span><text:span text:style-name="T4">- Units1 / V3</text:span></text:p>
          <text:p text:style-name="P3"><text:span text:style-name="T4"><text:s text:c="2"/></text:span><text:span text:style-name="T4">- Units2 / V6</text:span></text:p>
          <text:p text:style-name="P3"><text:span text:style-name="T4">Enum</text:span></text:p>
          <text:p text:style-name="P3"><text:span text:style-name="T4"><text:s text:c="2"/></text:span><text:span text:style-name="T4">- Enum1 / V8</text:span></text:p>
          <text:p text:style-name="P3"><text:span text:style-name="T4"><text:s text:c="2"/></text:span><text:span text:style-name="T4">- Enum2 / V1</text:span></text:p>
          <text:p text:style-name="P3"><text:span text:style-name="T4">Component</text:span></text:p>
          <text:p text:style-name="P3"><text:span text:style-name="T4"><text:s text:c="2"/></text:span><text:span text:style-name="T4">- Comp1 / V3</text:span></text:p>
          <text:p text:style-name="P3"><text:span text:style-name="T4"><text:s text:c="2"/></text:span><text:span text:style-name="T4">- Comp2 / V2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4cm" svg:height="4cm" svg:x="25cm" svg:y="16cm">
          <text:p text:style-name="P3"><text:span text:style-name="T9">Deployment</text:span></text:p>
          <text:p text:style-name="P3"><text:span text:style-name="T10">Clusters 6/8 (75%):</text:span></text:p>
          <text:p text:style-name="P3"><text:span text:style-name="T2">- N: y</text:span></text:p>
          <text:p text:style-name="P3"><text:span text:style-name="T2">- S: y</text:span></text:p>
          <text:p text:style-name="P3"><text:span text:style-name="T2">- E: y</text:span></text:p>
          <text:p text:style-name="P3"><text:span text:style-name="T2">- W: y</text:span></text:p>
          <text:p text:style-name="P3"><text:span text:style-name="T2">- NE: n</text:span></text:p>
          <text:p text:style-name="P3"><text:span text:style-name="T2">- NW: y</text:span></text:p>
          <text:p text:style-name="P3"><text:span text:style-name="T2">- SE: y</text:span></text:p>
          <text:p text:style-name="P3"><text:span text:style-name="T2">- SW: n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cm" svg:height="1cm" svg:x="20cm" svg:y="4cm">
          <text:p text:style-name="P3"><text:span text:style-name="T1">SchTree [X] ctx menu: </text:span></text:p>
          <text:p text:style-name="P3"><text:span text:style-name="T2"><text:s text:c="2"/></text:span><text:span text:style-name="T2">- Add [X]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cm" svg:height="3cm" svg:x="20cm" svg:y="1cm">
          <text:p text:style-name="P3"><text:span text:style-name="T1">Schema Tree ctx menu: </text:span></text:p>
          <text:p text:style-name="P3"><text:span text:style-name="T1"><text:s text:c="2"/></text:span><text:span text:style-name="T1">- Add Schema Ref</text:span></text:p>
          <text:p text:style-name="P3"><text:span text:style-name="T1"><text:s text:c="2"/></text:span><text:span text:style-name="T1">- Add Auth</text:span></text:p>
          <text:p text:style-name="P3"><text:span text:style-name="T1"><text:s text:c="2"/></text:span><text:span text:style-name="T1">- Add Validation</text:span></text:p>
          <text:p text:style-name="P3"><text:span text:style-name="T1"><text:s text:c="2"/></text:span><text:span text:style-name="T1">- Add Unit</text:span></text:p>
          <text:p text:style-name="P3"><text:span text:style-name="T1"><text:s text:c="2"/></text:span><text:span text:style-name="T1">- Add Enum</text:span></text:p>
          <text:p text:style-name="P3"><text:span text:style-name="T1"><text:s text:c="2"/></text:span><text:span text:style-name="T1">- Add Componen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cm" svg:height="2cm" svg:x="20cm" svg:y="5cm">
          <text:p text:style-name="P3"><text:span text:style-name="T1">SchTree [X][Y] ctx menu: </text:span></text:p>
          <text:p text:style-name="P3"><text:span text:style-name="T2"><text:s text:c="2"/></text:span><text:span text:style-name="T2">- Delete [Y]</text:span></text:p>
          <text:p text:style-name="P3"><text:span text:style-name="T2"><text:s text:c="2"/></text:span><text:span text:style-name="T2">- Upgrade [Y]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cm" svg:height="1cm" svg:x="6cm" svg:y="1cm">
          <text:p text:style-name="P3"><text:span text:style-name="T1">Sets Tree ctx menu: </text:span></text:p>
          <text:p text:style-name="P3"><text:span text:style-name="T2"><text:s text:c="2"/></text:span><text:span text:style-name="T2">- Add Set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cm" svg:height="1cm" svg:x="6cm" svg:y="7cm">
          <text:p text:style-name="P3"><text:span text:style-name="T1">Schemas Tree ctx menu: </text:span></text:p>
          <text:p text:style-name="P3"><text:span text:style-name="T2"><text:s text:c="2"/></text:span><text:span text:style-name="T2">- Add Schema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cm" svg:height="1cm" svg:x="6cm" svg:y="13cm">
          <text:p text:style-name="P3"><text:span text:style-name="T1">Auths Tree ctx menu: </text:span></text:p>
          <text:p text:style-name="P3"><text:span text:style-name="T2"><text:s text:c="2"/></text:span><text:span text:style-name="T2">- Add Auth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cm" svg:height="1cm" svg:x="11cm" svg:y="13cm">
          <text:p text:style-name="P3"><text:span text:style-name="T1">Enums Tree ctx menu: </text:span></text:p>
          <text:p text:style-name="P3"><text:span text:style-name="T2"><text:s text:c="2"/></text:span><text:span text:style-name="T2">- Add Enum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cm" svg:height="1cm" svg:x="11cm" svg:y="7cm">
          <text:p text:style-name="P3"><text:span text:style-name="T1">Units Tree ctx menu: </text:span></text:p>
          <text:p text:style-name="P3"><text:span text:style-name="T2"><text:s text:c="2"/></text:span><text:span text:style-name="T2">- Add Units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cm" svg:height="1cm" svg:x="11cm" svg:y="1cm">
          <text:p text:style-name="P3"><text:span text:style-name="T1">Valids Tree ctx menu: </text:span></text:p>
          <text:p text:style-name="P3"><text:span text:style-name="T2"><text:s text:c="2"/></text:span><text:span text:style-name="T2">- Add Validation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7" draw:text-style-name="P17" xml:id="id1" draw:id="id1" draw:layer="layout" svg:width="3.012cm" svg:height="1.986cm" svg:x="9.988cm" svg:y="5.014cm">
          <text:p text:style-name="P1"><text:span text:style-name="T11">Event</text:span></text:p>
          <text:p text:style-name="P1"><text:span text:style-name="T11">/Arub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18" xml:id="id2" draw:id="id2" draw:layer="layout" svg:width="3.011cm" svg:height="1.985cm" svg:x="16.989cm" svg:y="5.015cm">
          <text:p text:style-name="P1"><text:span text:style-name="T12">Group</text:span></text:p>
          <text:p text:style-name="P1"><text:span text:style-name="T12">/Atom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19" xml:id="id4" draw:id="id4" draw:layer="layout" svg:width="3.011cm" svg:height="1.985cm" svg:x="9.989cm" svg:y="9.015cm">
          <text:p text:style-name="P1"><text:span text:style-name="T12">Agreement</text:span></text:p>
          <text:p text:style-name="P1"><text:span text:style-name="T12">/Alle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0" xml:id="id3" draw:id="id3" draw:layer="layout" svg:width="3cm" svg:height="1.985cm" svg:x="16.989cm" svg:y="9.015cm">
          <text:p text:style-name="P1"><text:span text:style-name="T12">Author</text:span></text:p>
          <text:p text:style-name="P1"><text:span text:style-name="T12">/Avay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1" draw:text-style-name="P21" draw:layer="layout" draw:type="curve" svg:x1="13cm" svg:y1="6.007cm" svg:x2="16.989cm" svg:y2="6.007cm" draw:start-shape="id1" draw:start-glue-point="7" draw:end-shape="id2" svg:d="M13000 6007h3989" svg:viewBox="0 0 3990 1">
          <text:p/>
        </draw:connector>
        <draw:connector draw:style-name="gr21" draw:text-style-name="P21" draw:layer="layout" draw:type="curve" svg:x1="13cm" svg:y1="6.007cm" svg:x2="16.989cm" svg:y2="10.007cm" draw:start-shape="id1" draw:start-glue-point="7" draw:end-shape="id3" svg:d="M13000 6007c3012 0 1018 4000 3989 4000" svg:viewBox="0 0 3990 4001">
          <text:p/>
        </draw:connector>
        <draw:connector draw:style-name="gr21" draw:text-style-name="P21" draw:layer="layout" draw:type="curve" svg:x1="11.494cm" svg:y1="6.883cm" svg:x2="11.495cm" svg:y2="9.015cm" draw:start-shape="id1" draw:start-glue-point="6" draw:end-shape="id4" draw:end-glue-point="4" svg:d="M11494 6883c0 1705 1 640 1 2132" svg:viewBox="0 0 2 2133">
          <text:p/>
        </draw:connector>
        <draw:connector draw:style-name="gr21" draw:text-style-name="P21" draw:layer="layout" draw:type="curve" svg:x1="13cm" svg:y1="10.008cm" svg:x2="16.989cm" svg:y2="10.008cm" draw:start-shape="id4" draw:start-glue-point="7" draw:end-shape="id3" draw:end-glue-point="5" svg:d="M13000 10008h3989" svg:viewBox="0 0 3990 1">
          <text:p/>
        </draw:connector>
        <draw:connector draw:style-name="gr21" draw:text-style-name="P21" draw:layer="layout" draw:type="curve" svg:x1="18.495cm" svg:y1="6.883cm" svg:x2="18.489cm" svg:y2="9.015cm" draw:start-shape="id2" draw:start-glue-point="6" draw:end-shape="id3" draw:end-glue-point="4" svg:d="M18495 6883c0 1686-6 620-6 2132" svg:viewBox="0 0 7 2133">
          <text:p/>
        </draw:connector>
        <draw:connector draw:style-name="gr21" draw:text-style-name="P21" draw:layer="layout" draw:type="curve" svg:x1="13cm" svg:y1="10.008cm" svg:x2="16.989cm" svg:y2="6.008cm" draw:start-shape="id4" draw:start-glue-point="7" draw:end-shape="id2" draw:end-glue-point="5" svg:d="M13000 10008c2991 0 997-4000 3989-4000" svg:viewBox="0 0 3990 4001">
          <text:p/>
        </draw:connector>
        <draw:frame draw:style-name="gr22" draw:text-style-name="P2" draw:layer="layout" svg:width="6cm" svg:height="0.962cm" svg:x="12cm" svg:y="3cm">
          <draw:text-box>
            <text:p text:style-name="P1">Dependencies</text:p>
          </draw:text-box>
        </draw:frame>
        <draw:custom-shape draw:style-name="gr23" draw:text-style-name="P22" draw:layer="layout" svg:width="3cm" svg:height="5cm" svg:x="5cm" svg:y="15cm">
          <text:p text:style-name="P3"><text:span text:style-name="T5">Auth</text:span></text:p>
          <text:p text:style-name="P3"><text:span text:style-name="T4">Id:</text:span></text:p>
          <text:p text:style-name="P3"><text:span text:style-name="T13">XyzVersionId</text:span><text:span text:style-name="T4">:</text:span></text:p>
          <text:p text:style-name="P3"><text:span text:style-name="T4">Class:</text:span></text:p>
          <text:p text:style-name="P3"><text:span text:style-name="T4">Doc:</text:span></text:p>
          <text:p text:style-name="P3"><text:span text:style-name="T4"/></text:p>
          <text:p text:style-name="P3"><text:span text:style-name="T4">Version:</text:span></text:p>
          <text:p text:style-name="P3"><text:span text:style-name="T4">Doc: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cm" svg:height="0.962cm" svg:x="12.85cm" svg:y="0.038cm">
          <draw:text-box>
            <text:p text:style-name="P1">SCHEMA</text:p>
          </draw:text-box>
        </draw:frame>
        <draw:custom-shape draw:style-name="gr23" draw:text-style-name="P22" draw:layer="layout" svg:width="3cm" svg:height="5cm" svg:x="8cm" svg:y="15cm">
          <text:p text:style-name="P3"><text:span text:style-name="T5">Validation</text:span></text:p>
          <text:p text:style-name="P3"><text:span text:style-name="T4">Id:</text:span></text:p>
          <text:p text:style-name="P3"><text:span text:style-name="T13">XyzVersionId</text:span><text:span text:style-name="T4">:</text:span></text:p>
          <text:p text:style-name="P3"><text:span text:style-name="T4">Class:</text:span></text:p>
          <text:p text:style-name="P3"><text:span text:style-name="T4">Doc:</text:span></text:p>
          <text:p text:style-name="P3"><text:span text:style-name="T4"/></text:p>
          <text:p text:style-name="P3"><text:span text:style-name="T4">Version:</text:span></text:p>
          <text:p text:style-name="P3"><text:span text:style-name="T4">Doc: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3cm" svg:height="5cm" svg:x="11cm" svg:y="15cm">
          <text:p text:style-name="P3"><text:span text:style-name="T5">Units</text:span></text:p>
          <text:p text:style-name="P3"><text:span text:style-name="T4">Id:</text:span></text:p>
          <text:p text:style-name="P3"><text:span text:style-name="T13">XyzVersionId</text:span><text:span text:style-name="T4">:</text:span></text:p>
          <text:p text:style-name="P3"><text:span text:style-name="T4">Class:</text:span></text:p>
          <text:p text:style-name="P3"><text:span text:style-name="T4">Doc:</text:span></text:p>
          <text:p text:style-name="P3"><text:span text:style-name="T4"/></text:p>
          <text:p text:style-name="P3"><text:span text:style-name="T4">Version:</text:span></text:p>
          <text:p text:style-name="P3"><text:span text:style-name="T4">Doc: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3cm" svg:height="5cm" svg:x="14cm" svg:y="15cm">
          <text:p text:style-name="P3"><text:span text:style-name="T5">Enumeration</text:span></text:p>
          <text:p text:style-name="P3"><text:span text:style-name="T4">Id:</text:span></text:p>
          <text:p text:style-name="P3"><text:span text:style-name="T13">XyzVersionId</text:span><text:span text:style-name="T4">:</text:span></text:p>
          <text:p text:style-name="P3"><text:span text:style-name="T4">Class:</text:span></text:p>
          <text:p text:style-name="P3"><text:span text:style-name="T4">Doc:</text:span></text:p>
          <text:p text:style-name="P3"><text:span text:style-name="T4"/></text:p>
          <text:p text:style-name="P3"><text:span text:style-name="T4">Version:</text:span></text:p>
          <text:p text:style-name="P3"><text:span text:style-name="T4">Doc:</text:span></text:p>
          <text:p text:style-name="P3"><text:span text:style-name="T4">Values:</text:span></text:p>
          <text:p text:style-name="P3"><text:span text:style-name="T4">- Name / Doc</text:span></text:p>
          <text:p text:style-name="P3"><text:span text:style-name="T4">- Name / Doc</text:span></text:p>
          <text:p text:style-name="P3"><text:span text:style-name="T4">- Name / Doc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cm" svg:height="15cm" svg:x="25cm" svg:y="1cm">
          <text:p text:style-name="P3"><text:span text:style-name="T3">Schema tree</text:span></text:p>
          <text:p text:style-name="P15"><text:span text:style-name="T4">Schema Refs</text:span></text:p>
          <text:p text:style-name="P15"><text:span text:style-name="T4"><text:s text:c="2"/></text:span><text:span text:style-name="T4">- Group / Atom</text:span></text:p>
          <text:p text:style-name="P15"><text:span text:style-name="T4"><text:s text:c="2"/></text:span><text:span text:style-name="T4">- Agreement / Allen</text:span></text:p>
          <text:p text:style-name="P3"><text:span text:style-name="T4"><text:s text:c="2"/></text:span><text:span text:style-name="T4">- Author / Avaya</text:span></text:p>
          <text:p text:style-name="P3"><text:span text:style-name="T4">Authorizations</text:span></text:p>
          <text:p text:style-name="P3"><text:span text:style-name="T4"><text:s text:c="2"/></text:span><text:span text:style-name="T4">-</text:span><text:span text:style-name="T5"> </text:span><text:span text:style-name="T7">Auth1 / V1</text:span></text:p>
          <text:p text:style-name="P3"><text:span text:style-name="T4"><text:s text:c="2"/></text:span><text:span text:style-name="T4">- Auth2 / V3</text:span></text:p>
          <text:p text:style-name="P3"><text:span text:style-name="T4">Validations</text:span></text:p>
          <text:p text:style-name="P3"><text:span text:style-name="T4"><text:s text:c="2"/></text:span><text:span text:style-name="T4">- Valid1 / V4</text:span></text:p>
          <text:p text:style-name="P3"><text:span text:style-name="T4"><text:s text:c="2"/></text:span><text:span text:style-name="T4">- Valid2 / V3</text:span></text:p>
          <text:p text:style-name="P3"><text:span text:style-name="T4">Units</text:span></text:p>
          <text:p text:style-name="P3"><text:span text:style-name="T4"><text:s text:c="2"/></text:span><text:span text:style-name="T4">- Units1 / V3</text:span></text:p>
          <text:p text:style-name="P3"><text:span text:style-name="T4"><text:s text:c="2"/></text:span><text:span text:style-name="T4">- Units2 / V6</text:span></text:p>
          <text:p text:style-name="P3"><text:span text:style-name="T4">Enum</text:span></text:p>
          <text:p text:style-name="P3"><text:span text:style-name="T4"><text:s text:c="2"/></text:span><text:span text:style-name="T4">- Enum1 / V8</text:span></text:p>
          <text:p text:style-name="P3"><text:span text:style-name="T4"><text:s text:c="2"/></text:span><text:span text:style-name="T4">- Enum2 / V1</text:span></text:p>
          <text:p text:style-name="P3"><text:span text:style-name="T4">Component</text:span></text:p>
          <text:p text:style-name="P3"><text:span text:style-name="T4"><text:s text:c="2"/></text:span><text:span text:style-name="T4">- Comp1 / V3</text:span></text:p>
          <text:p text:style-name="P3"><text:span text:style-name="T4"><text:s text:c="2"/></text:span><text:span text:style-name="T4">- Comp2 / V2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cm" svg:height="4cm" svg:x="1cm" svg:y="1cm">
          <text:p text:style-name="P3"><text:span text:style-name="T3">Sets</text:span></text:p>
          <text:p text:style-name="P3"><text:span text:style-name="T4">- </text:span><text:span text:style-name="T7">Gighub</text:span></text:p>
          <text:p text:style-name="P3"><text:span text:style-name="T7"><text:s text:c="2"/></text:span><text:span text:style-name="T7">- Argon</text:span></text:p>
          <text:p text:style-name="P3"><text:span text:style-name="T4"><text:s text:c="2"/></text:span><text:span text:style-name="T4">- Berilium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5cm" svg:height="7cm" svg:x="17cm" svg:y="13cm">
          <text:p text:style-name="P3"><text:span text:style-name="T5">Component</text:span></text:p>
          <text:p text:style-name="P3"><text:span text:style-name="T4">Id:</text:span></text:p>
          <text:p text:style-name="P3"><text:span text:style-name="T4">SchemaVersionId:</text:span></text:p>
          <text:p text:style-name="P3"><text:span text:style-name="T4">Class:</text:span></text:p>
          <text:p text:style-name="P3"><text:span text:style-name="T4">Doc:</text:span></text:p>
          <text:p text:style-name="P3"><text:span text:style-name="T4">Version:</text:span></text:p>
          <text:p text:style-name="P3"><text:span text:style-name="T4">Doc:</text:span></text:p>
          <text:p text:style-name="P3"><text:span text:style-name="T4">Name:</text:span></text:p>
          <text:p text:style-name="P3"><text:span text:style-name="T4">Authoriz: Auth / Vers</text:span></text:p>
          <text:p text:style-name="P3"><text:span text:style-name="T4">Primitives:</text:span></text:p>
          <text:p text:style-name="P3"><text:span text:style-name="T4"><text:s text:c="2"/></text:span><text:span text:style-name="T4">- string / Name</text:span></text:p>
          <text:p text:style-name="P3"><text:span text:style-name="T4"><text:s text:c="2"/></text:span><text:span text:style-name="T4">- numbr / Time</text:span></text:p>
          <text:p text:style-name="P3"><text:span text:style-name="T4"><text:s text:c="2"/></text:span><text:span text:style-name="T4">- numbr / Area</text:span></text:p>
          <text:p text:style-name="P3"><text:span text:style-name="T4">Children:</text:span></text:p>
          <text:p text:style-name="P3"><text:span text:style-name="T4"><text:s text:c="2"/></text:span><text:span text:style-name="T4">- Item / Archi [A] [N]</text:span></text:p>
          <text:p text:style-name="P3"><text:span text:style-name="T4"><text:s text:c="2"/></text:span><text:span text:style-name="T4">- Place / Atlas [A] [N]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3cm" svg:height="4cm" svg:x="5cm" svg:y="1cm">
          <text:p text:style-name="P3"><text:span text:style-name="T5">Set</text:span></text:p>
          <text:p text:style-name="P3"><text:span text:style-name="T4">Id:</text:span></text:p>
          <text:p text:style-name="P3"><text:span text:style-name="T4">Name:</text:span></text:p>
          <text:p text:style-name="P3"><text:span text:style-name="T4">Doc:</text:span></text:p>
          <text:p text:style-name="P3"><text:span text:style-name="T4"/></text:p>
          <text:p text:style-name="P3"><text:span text:style-name="T4">SetVersionId:</text:span></text:p>
          <text:p text:style-name="P3"><text:span text:style-name="T4">Version:</text:span></text:p>
          <text:p text:style-name="P3"><text:span text:style-name="T4">Doc: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4cm" svg:height="4cm" svg:x="25cm" svg:y="16cm">
          <text:p text:style-name="P3"><text:span text:style-name="T9">Deployment</text:span></text:p>
          <text:p text:style-name="P3"><text:span text:style-name="T10">Clusters 6/8 (75%):</text:span></text:p>
          <text:p text:style-name="P3"><text:span text:style-name="T2">- N: y</text:span></text:p>
          <text:p text:style-name="P3"><text:span text:style-name="T2">- S: y</text:span></text:p>
          <text:p text:style-name="P3"><text:span text:style-name="T2">- E: y</text:span></text:p>
          <text:p text:style-name="P3"><text:span text:style-name="T2">- W: y</text:span></text:p>
          <text:p text:style-name="P3"><text:span text:style-name="T2">- NE: n</text:span></text:p>
          <text:p text:style-name="P3"><text:span text:style-name="T2">- NW: y</text:span></text:p>
          <text:p text:style-name="P3"><text:span text:style-name="T2">- SE: y</text:span></text:p>
          <text:p text:style-name="P3"><text:span text:style-name="T2">- SW: n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3cm" svg:height="5cm" svg:x="5cm" svg:y="5cm">
          <text:p text:style-name="P3"><text:span text:style-name="T5">Schema / Ref</text:span></text:p>
          <text:p text:style-name="P3"><text:span text:style-name="T4">Id:</text:span></text:p>
          <text:p text:style-name="P3"><text:span text:style-name="T13">Set</text:span><text:span text:style-name="T4">VersionId:</text:span></text:p>
          <text:p text:style-name="P3"><text:span text:style-name="T4">Name:</text:span></text:p>
          <text:p text:style-name="P3"><text:span text:style-name="T4">Doc:</text:span></text:p>
          <text:p text:style-name="P3"><text:span text:style-name="T4"/></text:p>
          <text:p text:style-name="P3"><text:span text:style-name="T4">SchemaId:</text:span></text:p>
          <text:p text:style-name="P3"><text:span text:style-name="T4">Version:</text:span></text:p>
          <text:p text:style-name="P3"><text:span text:style-name="T4">Doc: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3cm" svg:height="5cm" svg:x="22cm" svg:y="12cm">
          <text:p text:style-name="P3"><text:span text:style-name="T5">Primitive</text:span></text:p>
          <text:p text:style-name="P3"><text:span text:style-name="T4">Id:</text:span></text:p>
          <text:p text:style-name="P3"><text:span text:style-name="T13">CompVersionId</text:span><text:span text:style-name="T4">:</text:span></text:p>
          <text:p text:style-name="P3"><text:span text:style-name="T4">Class:</text:span></text:p>
          <text:p text:style-name="P3"><text:span text:style-name="T13">Version: </text:span><text:span text:style-name="T14">vers1</text:span></text:p>
          <text:p text:style-name="P3"><text:span text:style-name="T4">Doc:</text:span></text:p>
          <text:p text:style-name="P3"><text:span text:style-name="T4">Name:</text:span></text:p>
          <text:p text:style-name="P3"><text:span text:style-name="T4">Nullable:</text:span></text:p>
          <text:p text:style-name="P3"><text:span text:style-name="T4">ValidationId:</text:span></text:p>
          <text:p text:style-name="P3"><text:span text:style-name="T4">UnitsId:</text:span></text:p>
          <text:p text:style-name="P3"><text:span text:style-name="T4">EnumId: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3cm" svg:height="3cm" svg:x="22cm" svg:y="17cm">
          <text:p text:style-name="P3"><text:span text:style-name="T5">Child</text:span></text:p>
          <text:p text:style-name="P3"><text:span text:style-name="T4">Id:</text:span></text:p>
          <text:p text:style-name="P3"><text:span text:style-name="T13">CompVersionId</text:span><text:span text:style-name="T4">:</text:span></text:p>
          <text:p text:style-name="P3"><text:span text:style-name="T4">ClassId:</text:span></text:p>
          <text:p text:style-name="P3"><text:span text:style-name="T15">Array:</text:span></text:p>
          <text:p text:style-name="P3"><text:span text:style-name="T15">Nullable: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cm" svg:height="15cm" svg:x="1cm" svg:y="5cm">
          <text:p text:style-name="P3"><text:span text:style-name="T6">Schemas</text:span></text:p>
          <text:p text:style-name="P3"><text:span text:style-name="T4">- </text:span><text:span text:style-name="T7">Event</text:span></text:p>
          <text:p text:style-name="P3"><text:span text:style-name="T4"><text:s text:c="2"/></text:span><text:span text:style-name="T4">- </text:span><text:span text:style-name="T7">Aruba</text:span></text:p>
          <text:p text:style-name="P3"><text:span text:style-name="T4">- Agreement</text:span></text:p>
          <text:p text:style-name="P3"><text:span text:style-name="T4"><text:s text:c="2"/></text:span><text:span text:style-name="T4">- Barcelona</text:span></text:p>
          <text:p text:style-name="P3"><text:span text:style-name="T4">- Group</text:span></text:p>
          <text:p text:style-name="P3"><text:span text:style-name="T4"><text:s text:c="2"/></text:span><text:span text:style-name="T4">- Callaway</text:span></text:p>
          <text:p text:style-name="P3"><text:span text:style-name="T4">- Author</text:span></text:p>
          <text:p text:style-name="P3"><text:span text:style-name="T4"><text:s text:c="2"/></text:span><text:span text:style-name="T4">- Badwater</text:span></text:p>
          <text:p text:style-name="P15"><text:span text:style-name="T5">Authorizations</text:span></text:p>
          <text:p text:style-name="P15"><text:span text:style-name="T4">- Authorization 1</text:span></text:p>
          <text:p text:style-name="P15"><text:span text:style-name="T4"><text:s text:c="2"/></text:span><text:span text:style-name="T4">- Alicante</text:span></text:p>
          <text:p text:style-name="P15"><text:span text:style-name="T8">- </text:span><text:span text:style-name="T4">Authorization 2</text:span></text:p>
          <text:p text:style-name="P15"><text:span text:style-name="T4"><text:s text:c="2"/></text:span><text:span text:style-name="T4">- Adidas</text:span></text:p>
          <text:p text:style-name="P15"><text:span text:style-name="T8">- </text:span><text:span text:style-name="T4">Authorization 3</text:span></text:p>
          <text:p text:style-name="P3"><text:span text:style-name="T4"><text:s text:c="2"/></text:span><text:span text:style-name="T4">- Alcazar</text:span></text:p>
          <text:p text:style-name="P15"><text:span text:style-name="T5">Validations</text:span></text:p>
          <text:p text:style-name="P15"><text:span text:style-name="T4">- Validation 1</text:span></text:p>
          <text:p text:style-name="P15"><text:span text:style-name="T4"><text:s text:c="2"/></text:span><text:span text:style-name="T4">- Arabia</text:span></text:p>
          <text:p text:style-name="P15"><text:span text:style-name="T8">- </text:span><text:span text:style-name="T4">Validation 2</text:span></text:p>
          <text:p text:style-name="P15"><text:span text:style-name="T4"><text:s text:c="2"/></text:span><text:span text:style-name="T4">- California</text:span></text:p>
          <text:p text:style-name="P15"><text:span text:style-name="T8">- </text:span><text:span text:style-name="T4">Validation 3</text:span></text:p>
          <text:p text:style-name="P3"><text:span text:style-name="T4"><text:s text:c="2"/></text:span><text:span text:style-name="T4">- Dubai</text:span></text:p>
          <text:p text:style-name="P15"><text:span text:style-name="T5">Units</text:span></text:p>
          <text:p text:style-name="P15"><text:span text:style-name="T4">- Units 1</text:span></text:p>
          <text:p text:style-name="P15"><text:span text:style-name="T4"><text:s text:c="2"/></text:span><text:span text:style-name="T4">- Antartic</text:span></text:p>
          <text:p text:style-name="P15"><text:span text:style-name="T8">- </text:span><text:span text:style-name="T4">Units 2</text:span></text:p>
          <text:p text:style-name="P15"><text:span text:style-name="T4"><text:s text:c="2"/></text:span><text:span text:style-name="T4">- Belgium</text:span></text:p>
          <text:p text:style-name="P15"><text:span text:style-name="T8">- </text:span><text:span text:style-name="T4">Units 3</text:span></text:p>
          <text:p text:style-name="P3"><text:span text:style-name="T4"><text:s text:c="2"/></text:span><text:span text:style-name="T4">- Victor</text:span></text:p>
          <text:p text:style-name="P15"><text:span text:style-name="T5">Enumerations</text:span></text:p>
          <text:p text:style-name="P15"><text:span text:style-name="T4">- Enumeration 1</text:span></text:p>
          <text:p text:style-name="P15"><text:span text:style-name="T4"><text:s text:c="2"/></text:span><text:span text:style-name="T4">- Spain</text:span></text:p>
          <text:p text:style-name="P15"><text:span text:style-name="T8">- Enumeration</text:span><text:span text:style-name="T4"> 2</text:span></text:p>
          <text:p text:style-name="P15"><text:span text:style-name="T4"><text:s text:c="2"/></text:span><text:span text:style-name="T4">- Grapefruit</text:span></text:p>
          <text:p text:style-name="P15"><text:span text:style-name="T8">- Enumeration</text:span><text:span text:style-name="T4"> 3</text:span></text:p>
          <text:p text:style-name="P3"><text:span text:style-name="T4"><text:s text:c="2"/></text:span><text:span text:style-name="T4">- Orange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adc5e7" draw:end-color="#5e8ac7" draw:start-intensity="100%" draw:end-intensity="100%" draw:angle="0" draw:border="0%"/>
    <draw:gradient draw:name="Gradient_20_11" draw:display-name="Gradient 11" draw:style="linear" draw:start-color="#adc5e7" draw:end-color="#5e8ac7" draw:start-intensity="100%" draw:end-intensity="100%" draw:angle="0" draw:border="0%"/>
    <draw:gradient draw:name="Gradient_20_2" draw:display-name="Gradient 2" draw:style="linear" draw:start-color="#adc5e7" draw:end-color="#5e8ac7" draw:start-intensity="100%" draw:end-intensity="100%" draw:angle="0" draw:border="0%"/>
    <draw:gradient draw:name="Gradient_20_3" draw:display-name="Gradient 3" draw:style="linear" draw:start-color="#adc5e7" draw:end-color="#5e8ac7" draw:start-intensity="100%" draw:end-intensity="100%" draw:angle="0" draw:border="0%"/>
    <draw:gradient draw:name="Gradient_20_4" draw:display-name="Gradient 4" draw:style="linear" draw:start-color="#adc5e7" draw:end-color="#5e8ac7" draw:start-intensity="100%" draw:end-intensity="100%" draw:angle="0" draw:border="0%"/>
    <draw:gradient draw:name="Gradient_20_5" draw:display-name="Gradient 5" draw:style="linear" draw:start-color="#adc5e7" draw:end-color="#5e8ac7" draw:start-intensity="100%" draw:end-intensity="100%" draw:angle="0" draw:border="0%"/>
    <draw:gradient draw:name="Gradient_20_6" draw:display-name="Gradient 6" draw:style="linear" draw:start-color="#adc5e7" draw:end-color="#5e8ac7" draw:start-intensity="100%" draw:end-intensity="100%" draw:angle="0" draw:border="0%"/>
    <draw:gradient draw:name="Gradient_20_7" draw:display-name="Gradient 7" draw:style="linear" draw:start-color="#adc5e7" draw:end-color="#5e8ac7" draw:start-intensity="100%" draw:end-intensity="100%" draw:angle="0" draw:border="0%"/>
    <draw:gradient draw:name="Gradient_20_8" draw:display-name="Gradient 8" draw:style="linear" draw:start-color="#adc5e7" draw:end-color="#5e8ac7" draw:start-intensity="100%" draw:end-intensity="100%" draw:angle="0" draw:border="0%"/>
    <draw:gradient draw:name="Gradient_20_9" draw:display-name="Gradient 9" draw:style="linear" draw:start-color="#adc5e7" draw:end-color="#5e8ac7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0T14:58:54.404000000</meta:creation-date>
    <dc:date>2019-07-26T11:42:19.449000000</dc:date>
    <meta:editing-duration>PT2H39S</meta:editing-duration>
    <meta:editing-cycles>21</meta:editing-cycles>
    <meta:generator>LibreOffice/6.0.1.1$Windows_X86_64 LibreOffice_project/60bfb1526849283ce2491346ed2aa51c465abfe6</meta:generator>
    <meta:document-statistic meta:object-count="51"/>
  </office:meta>
</office:document-meta>
</file>